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Gill Sans For AMD Regular" style:font-size-asian="20pt" style:language-asian="en" style:country-asian="US" style:font-style-asian="normal" style:font-weight-asian="bold" style:font-name-complex="Gill Sans For AMD Regular" style:font-size-complex="11.3500003814697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Item #</text:p>
          </table:table-cell>
          <table:table-cell table:style-name="ce1" table:number-columns-repeated="2"/>
          <table:table-cell table:style-name="ce1" office:value-type="string">
            <text:p>Power Dissipation (W)</text:p>
          </table:table-cell>
          <table:table-cell table:style-name="ce1" table:number-columns-repeated="2"/>
          <table:table-cell table:style-name="ce1" office:value-type="string">
            <text:p>Comments</text:p>
          </table:table-cell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T1963AEQ</text:p>
          </table:table-cell>
          <table:table-cell/>
          <table:table-cell office:value-type="float" office:value="2.95">
            <text:p>2.95</text:p>
          </table:table-cell>
          <table:table-cell/>
          <table:table-cell office:value-type="string">
            <text:p>1.5A x (5V - 3.3V) + (0.08A x 5V)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T84AD001BCTD</text:p>
          </table:table-cell>
          <table:table-cell/>
          <table:table-cell office:value-type="float" office:value="1.7">
            <text:p>1.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Virtex 5 SX9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Worst Ca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AMCC 440EPC</text:p>
          </table:table-cell>
          <table:table-cell/>
          <table:table-cell office:value-type="float" office:value="3.77">
            <text:p>3.7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XC2C256</text:p>
          </table:table-cell>
          <table:table-cell/>
          <table:table-cell office:value-type="float" office:value="1.67">
            <text:p>1.6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DP83865</text:p>
          </table:table-cell>
          <table:table-cell/>
          <table:table-cell office:value-type="float" office:value="1.64">
            <text:p>1.64</text:p>
          </table:table-cell>
          <table:table-cell/>
          <table:table-cell table:formula="oooc:=1.8*0.43+2.5*0.19+2.5*0.01+3.3*0.01+1.8*0.07+2.5*0.06+2.5*0.01+3.3*0.01" office:value-type="float" office:value="1.641">
            <text:p>1.6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K7S3218T4C-FC40</text:p>
          </table:table-cell>
          <table:table-cell/>
          <table:table-cell office:value-type="float" office:value="1.71">
            <text:p>1.71</text:p>
          </table:table-cell>
          <table:table-cell/>
          <table:table-cell table:formula="oooc:=1.8*0.95" office:value-type="float" office:value="1.71">
            <text:p>1.7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2" office:value-type="string">
            <text:p>S29AL032D</text:p>
          </table:table-cell>
          <table:table-cell/>
          <table:table-cell office:value-type="float" office:value="0.11">
            <text:p>0.11</text:p>
          </table:table-cell>
          <table:table-cell/>
          <table:table-cell table:formula="oooc:=3*0.035" office:value-type="float" office:value="0.105">
            <text:p>0.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TH05T210W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PTH08T230WAD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PTH08T240WAD</text:p>
          </table:table-cell>
          <table:table-cell/>
          <table:table-cell office:value-type="float" office:value="3.75">
            <text:p>3.7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PTH08T220WAD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AFS600</text:p>
          </table:table-cell>
          <table:table-cell/>
          <table:table-cell office:value-type="float" office:value="0.66">
            <text:p>0.66</text:p>
          </table:table-cell>
          <table:table-cell/>
          <table:table-cell office:value-type="string">
            <text:p>General Design Examp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IMM Memory Modul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eneral Approximation Based on Micron Power Calculato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2.74">
            <text:p>2.74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FJD3076T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Power Supply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string">
            <text:p>Maximum Rating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4">2008/03/14</text:date>, <text:time>17:4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1" style:display-name="PageStyle_Sheet1 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2" style:display-name="PageStyle_Sheet1 2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1-30T10:19:19</meta:creation-date>
    <dc:date>2008-03-14T17:41:14</dc:date>
    <meta:print-date>2008-03-14T17:29:25</meta:print-date>
    <meta:editing-cycles>33</meta:editing-cycles>
    <meta:editing-duration>PT17H31M2S</meta:editing-duration>
    <meta:user-defined meta:name="Info 1"/>
    <meta:user-defined meta:name="Info 2"/>
    <meta:user-defined meta:name="Info 3"/>
    <meta:user-defined meta:name="Info 4"/>
    <meta:document-statistic meta:table-count="1" meta:cell-count="68"/>
  </office:meta>
</office:document-meta>
</file>